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solid" style:font-name="Times New Roman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text-underline-style="solid" style:text-underline-width="auto" style:text-underline-color="font-color"/>
    </style:style>
    <style:style style:name="T8" style:family="text">
      <style:text-properties style:font-name="Times New Roman1"/>
    </style:style>
    <style:style style:name="T9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4_12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Passover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2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For the Sabbath before Pesach/</text:p>
      <text:p text:style-name="P5">[Hebrew]/</text:p>
      <text:p text:style-name="P5">[Hebrew]/</text:p>
      <text:p text:style-name="P5"/>
      <text:p text:style-name="P4">[Page 1]</text:p>
      <text:p text:style-name="P4">May I be permitted, after a long silence, to address/ this audience with the affectionate utterance of/ former days?...A custom which I dare not/ disregard, lest I prove false to my vocation,/ demands that I shall this Sabbath, speak to/ instruct. <text:s/>I <text:span text:style-name="T1">must</text:span><text:span text:style-name="T2"> respond to the sacred call./ <text:s/>Not in the capacity of my superiors, who exercise/ Rabbinical functions, but as one--though the least,/ of God's servants administering relief to spiritual/ wants. <text:s/>This mission I did once assume with/ a trepidation, which time and circumstances have/ rather increased than abated. <text:s/>Yet, a sense of/ duty set the misgivings of my heart at rest,/ and gave my thoughts full scope. <text:s/>I therefore/ frequently expounded in your presence the/ spirit of our religion and its behests. <text:s/>But/ when the solemn season arrived, which directs Israel's/ vision to the hand, holding the scales of inflexible/ justice; or, when the memorable period of/</text:span></text:p>
      <text:p text:style-name="P6"/>
      <text:p text:style-name="P6">[Page 2]</text:p>
      <text:p text:style-name="P4"><text:span text:style-name="T2">our enfranchisement was approaching, my mind/ received a stronger impulse, and I addressed my/ congregation on the topic, suggested by the stirring/ occasions. <text:s/>Beloved hearers!/ <text:s/>With the cup of salvation uplifted in honor to our/ Living Redeemer, we shall again, on the second night/ of the ensuing week, sit at the domestic board./ <text:s/>Let us then recall to mind our origin, our destination/ and our duty. <text:s/></text:span><text:soft-page-break/><text:span text:style-name="T2">The ancestry which we claim, is/ not famous because of its remote antiquity, but/ because it constitutes the true nobility of human/ nature. <text:s/>[Hebrew] "the princes/ of nations have assembled together, even the people/ of the God of Abraham," thus sang the inspired/ bard, with an outburst of devotional enthusiasm./ <text:s/>We are, if I may use the bold expression, we are/ the aristocracy of the world; for the seal of the Eter-/-nal has impressed on our brows that mark of/ distinction. <text:s/>Not to set us up as rulers over/ the powerless, but as a beacon-light to the wandering./</text:span></text:p>
      <text:p text:style-name="P6"/>
      <text:p text:style-name="P6">[Page 3]</text:p>
      <text:p text:style-name="P4"><text:span text:style-name="T2">Not to excite in our breasts vainglory, but to incite/ us to righteous deeds. <text:s/>[Hebrew] <text:s/>"Ye shall/ be holy, for I am holy" says the Lord. <text:s/>Each of us/ is the minister of a sublime faith. <text:s/>The uni-/-verse is the altar at which we officiate. <text:s/>Here/ in this regenerated country of our love, and likewise/ in the benighted climes of the Eastern hemisphere,/ we burn continual incense to the Father of all/ mankind, when we proclaim His Unity in the sight/ of the gentiles. <text:s/>The promise</text:span><text:span text:style-name="T4">d</text:span><text:span text:style-name="T6"> vouchsafed to the/ sincerest of all believers, was not to be circumscribed/ within the limits lying between the Nile and the/ Euphrates. <text:s/>IT was to comprehend a much wider/ range. <text:s/>Aye, the length and breadth of the habitable/ globe [Hebrew] "All the families of the/ earth would be blessed in him;" all would acknow-/-ledge Abraham the friend of God, and the father of/ the faithful. <text:s/>From that noble fountain, O/ my Brethren! </text:span><text:span text:style-name="T7">we</text:span><text:span text:style-name="T6"> have sprung. <text:s/>Rivulets and/ streams have branched off from the primary source,/</text:span></text:p>
      <text:p text:style-name="P7"/>
      <text:p text:style-name="P7">[Page 4]</text:p>
      <text:p text:style-name="P7">but turbid are yet the waters that course through/ them. <text:s/>From us alone will issue forth the sea/ of light, in which the human race will cleanse/ itself of all impurity. <text:s/>Such is our origin,/ and such our final destination. <text:s/>Let none/ therefore charge our Sages with narrow-mind-/-edness, because they asserted, that "the world was/ created for the sake of the law, and for that of/ Israel" [Hebrew]/ [Hebrew] <text:s/>Those wise teachers/ of old, saw in the heavenly mandate the germs/ of a universal civilization, and they regarded the/ descendants of Abraham as the propagators of/ that blessing. <text:s/>That their assumption was/ correct, the history of nearly twenty centuries ir-/-refutably prove. <text:s/>The legislation upon which/ the code of morals delivered at Sinai is not/ engrafted, represents barbarism. <text:s/>The people/ who do not avow their obligation to the seed/ of Jacob, have yet to awaken from the/ lethargy of the dark ages./</text:p>
      <text:p text:style-name="P7"/>
      <text:p text:style-name="P7">[Page 5]</text:p>
      <text:p text:style-name="P7">But, on the contrary, my dear hearers; wherever/ the volume which is our peculiar heritage is held/ in reverence, there, the law of progress is at work;/ wherever <text:span text:style-name="T1">we</text:span> are recognized as the legatees of that/ heavenly boon, there, can the path of enlightenment/ be traced. <text:s/>What shall then, I ask,/ be the duty of those whom the Almighty "King/ hath delighted to honor?"...To stand immo-/-veably at their assigned post, for by so acting/ they will preserve and strengthen the basis of the/ social edifice <text:s/>One of our instructors--who/ was also the last surviving member of that/ venerable body, headed by Ezra the priest--/ was wont to say, that "the maintenance of/ the world depends, upon the acknowledgment/ of Divine revelation, upon worship and the/ practice of beneficence. <text:s/>[Hebrew]/ [Hebrew]--./ <text:s/>A belief in God's manifestation <text:span text:style-name="T3">at</text:span> on the summit of Horeb for the love/ of man, will inspire the heart with gratitude,/</text:p>
      <text:p text:style-name="P7"/>
      <text:p text:style-name="P7">[Page 6]</text:p>
      <text:p text:style-name="P7">and call forth praises and thanksgivings; while/ the effect of a holy communion with our Maker,/ will be to soften our feelings towards all his/ suffering creatures. <text:s/>Each of those three points/ is connected with (and it substantially rests upon) the/ other, and the absence of either of them would/ endanger society by sapping its main supports./ <text:s/>I assert, that if the laws of human governments/ do not acquire validity from the sanction given/ by the expressed word of God; if men bow not/ before the merciful Being, whose providence em-/-braces all the offspring of Adam, the channels/ of natural compassion <text:soft-page-break/>will also dry up, and/ self-interest will become the ruling power on earth,/ the lever of all our actions. <text:s/>As for/ ourselves, my fellow-Israelites, for ourselves whose/ lives must stand as a bright exemplar; we cannot/ more significantly evince our conviction of the/ revelation at Sinai than by our acquiescence/ in the rites of the approaching festival./</text:p>
      <text:p text:style-name="P7"/>
      <text:p text:style-name="P7">[Page 7]</text:p>
      <text:p text:style-name="P7">For, our freedom from Egyptian bondage, was but the/ [?] step to the attainment of a spiritual deli-/-verance. <text:s/>The result of your redemption, said the/ Lord to Moses, will be that "you shall worship me/ at this mountain" [Hebrew]/ [Hebrew]. <text:s/>Or, as the Rabbis express it, our moral/ existence depended upon our acceptance of the/ celestial imparting [Hebrew]/ To our praise it may now be said, that the celebration/ of Passo<text:span text:style-name="T3">e</text:span>ver has scarcely lost any of its freshness/ and healthful influence. <text:s/>It is hailed everywhere/ in Israel with a cheerful spirit. <text:s/>Its arrival/ seems to lend our firesides a more genial and/ bright appearance. <text:s/>Even to the letter of the/ Mishn<text:span text:style-name="T8">á</text:span><text:span text:style-name="T9">, the most needy obtains the means/ to observe it in the manner anciently/ prescribed. <text:s/>And as he shares with his dear/ ones the symbolic herbs and the unleavened bread/ in the night of the fourteenth, he forgets/ the present privations, solely to glory in the con-/templation of the feast./</text:span></text:p>
      <text:p text:style-name="P7"><text:span text:style-name="T9"/></text:p>
      <text:p text:style-name="P7"><text:span text:style-name="T9">[Page 8]</text:span></text:p>
      <text:p text:style-name="P7"><text:span text:style-name="T9">He sees the pillar of fire pointing out to his/ ancestors the path of salvation, and a hallelujah/ to the great God bursts forth from his lips./ <text:s/>Would that we testified to the truth of revelation/ by as rigid an adherence to other equally/ important precepts! for, then we would exhibit/ a consistency of action, which must needs im-/-press favorably the gentile world, and add/ credence to the declarations of Scripture./ <text:s/>As it is, the conduct of many Hebrews, in other/ instances, might be interpreted as a denial of/ the truths which by the solemnizing of Passover they clearly/ attest</text:span><text:span text:style-name="T5">s</text:span><text:span text:style-name="T9">. <text:s/>Of the three grand principles of religion/ described above, they show unwillingness to carry out/ any save the last. <text:s/>But the desecration of the/ day appointed by the Lord, and the neglect of/ Divine service, is a sin for which the bestowing/ of charity cannot atone. <text:s/>For our duty to God/ precedes our obligation to man. <text:s/>[Hebrew]/ [Hebrew], wrote Simon the Just./</text:span></text:p>
      <text:p text:style-name="P7"><text:span text:style-name="T9"/></text:p>
      <text:p text:style-name="P7"><text:span text:style-name="T9">[Page 9]</text:span></text:p>
      <text:p text:style-name="P7"><text:span text:style-name="T9">The moral world revolves on three hinges, the first/ and principal is the acknowledgment of revelation, the/ next in order is divine worship, the third and last/ </text:span><text:span text:style-name="T5">is</text:span><text:span text:style-name="T9"> beneficence. <text:s/>Understand it well: in the religion/ </text:span><text:span text:style-name="T5">of Israel</text:span><text:span text:style-name="T9"> we profess, the performance of a single virtue, however/ great, does not procure us absolution from deliberate/ transgressions. <text:s/>This is a subject, my Brethren!/ on which I might dwell at length, and utter/ some, perhaps, </text:span><text:span text:style-name="T5">unf</text:span><text:span text:style-name="T9"> distasteful truths. <text:s/>But as/ I earnestly desire, that my words this day, may/ not leave a sting in any breast, I will forbear,/ and trust that a mere allusion to our derelictions/ may lead to our improvement. <text:s/>Yet what I can-/-not omit to descant upon this time, is the third/ cardinal point of all </text:span><text:span text:style-name="T5">faith</text:span><text:span text:style-name="T9"> creeds; namely the exercise/ of beneficence. <text:s/>I have </text:span><text:span text:style-name="T5">already</text:span><text:span text:style-name="T9"> just now declared that/ to be ever ready to stretch forth a helping hand,/ is the characteristic of Abraham's progeny./ <text:s/>But circumstances have now arisen which will/ fathom the whole depth of your kindly nature./</text:span></text:p>
      <text:p text:style-name="P7"><text:span text:style-name="T9"/></text:p>
      <text:p text:style-name="P7"><text:span text:style-name="T9">[Page 10]</text:span></text:p>
      <text:p text:style-name="P7"><text:span text:style-name="T9">From the smouldering ashes of a doomed city/ a voice of lament resounds. <text:s/>Not long ago, the/ same voice uttered loud provocations and treats. <text:s/>But/ He who chastiseth to correct, has turned its boasting/ into humiliation. <text:s/>What does your generous instinct/ dictate, omen of Israel? <text:s/>I know it. <text:s/>I feel it already./ <text:s/>To rejoice with meekness; to spare the conquered, and to/ respect his dignity, is the quality of the man of honor./ <text:s/>But to clasp our foe to our bosom, to feed him with/ our bread, to raise to his lips the restorative draught[sic!],/ denotes a mind fraught with rare virtues. <text:s/>These you/ do possess, and will </text:span><text:soft-page-break/><text:span text:style-name="T9">exercise towards your fallen ad-/-versary. <text:s/>A sudden glance: and the mystical/ chain that binds your hearts together is revealed./ <text:s/>The memory of past wrongs vanishes away, and/ the inextinguishable love of Jewish brotherhood is kindled/ anew. <text:s/>Our Parnass has shown me apathetic/ appeal on behalf of the Hebrews of Columbia./ <text:s/>It pictures the desolation of those who</text:span><text:span text:style-name="T5">m</text:span><text:span text:style-name="T9"> from affluence/ have suddenly been reduced to indigence./</text:span></text:p>
      <text:p text:style-name="P7"><text:span text:style-name="T9"/></text:p>
      <text:p text:style-name="P7"><text:span text:style-name="T9">[Page 11]<text:line-break/>The misery of aged sires and innocent infants seeking/ a shelter, of those who beg good to allay their hunger, &amp;/ a covering for their flesh. <text:s/>Brethren! <text:s/>Providence/ has averted from us the woeful calamity which has/ befallen our coreligionists of South Carolina. <text:s/>Not by/ reason of our national righteousness, but for the sake/ and defence of Truth, has He deigned to smile upon/ our cause, and crown the North with victory./ <text:s/></text:span></text:p>
      <text:p text:style-name="P7"><text:span text:style-name="T9">Let then the tribute of our gratitude be a liberal/ response to the petition of the necessitous. <text:s/>The/ means of the Congregation are scanty, but those at/ the disposal of its component members are ample,/ and cannot be distributed more philanthropically./ <text:s/>Your timely contributions, beloved hearers! will draw/ forth delicious tears of reconciliation. <text:s/>You will/ experience the ineffable satisfaction of having/ cooperated towards that reunion of hearts, which/ is now the ardent supplication of every good and/ loyal man. <text:s/>And when celebrating your/ deliverance from Egyptian bondage, the memory/ of those whom you will have rescued from/</text:span></text:p>
      <text:p text:style-name="P7"><text:span text:style-name="T9"/></text:p>
      <text:p text:style-name="P7"><text:span text:style-name="T9">[Page 12]</text:span></text:p>
      <text:p text:style-name="P7"><text:span text:style-name="T9">despair and tribulation, will rise as an angelic/ spirit amidst familiar delights. <text:s/>It will an-/-nounce that your actions have been approved/ by the Most High God--the Father of all mankind,/ but the special Protector of Israel. <text:s/>Oh! let me/ pray that it may be so; let me pray that the/ genial sun that now spans our heavens, may/ dissipate all clouds; bring </text:span><text:span text:style-name="T5">i</text:span><text:span text:style-name="T9"> healing in its/ wings, and create within us the warmth of friendship/ and brotherhood, so that with an harmonious voice/ we may sing the joyous song of peace and/ contentment always and evermore. <text:s/>Amen/ &amp; 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25T15:40:08.89</meta:creation-date>
    <dc:date>2012-07-26T12:28:34.37</dc:date>
    <dc:creator>Penn Libraries</dc:creator>
    <meta:editing-duration>PT01H24M3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8" meta:word-count="2074" meta:character-count="12744"/>
  </office:meta>
</office:document-meta>
</file>